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529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3.5cm" svg:height="16.627cm" svg:x="2cm" svg:y="2cm">
          <draw:text-box>
            <text:p>7 年级人教版英语上 unit 1</text:p>
            <text:p/>
            <text:p>first name / middle name / last name</text:p>
            <text:p/>
            <text:p>Donald John Trump</text:p>
            <text:p/>
            <text:p>Ms. / Mr. / Mrs. / Miss</text:p>
            <text:p/>
            <text:p>hundred / thousand / million<text:tab/></text:p>
            <text:p/>
            <text:p>two hundred / three thousand / hundreds of / thousands of / millions of</text:p>
            <text:p/>
            <text:p>China / Japan / Korea / Hongkong / India / Singapore</text:p>
            <text:p/>
            <text:p>primary school / elementary school </text:p>
            <text:p>secondary school / middle school / high school</text:p>
            <text:p>junior high school / senior high school</text:p>
            <text:p/>
            <text:p>college / university</text:p>
            <text:p/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39M44S</meta:editing-duration>
    <meta:editing-cycles>11</meta:editing-cycles>
    <meta:generator>OpenOffice/4.1.15$Win32 OpenOffice.org_project/4115m2$Build-9813</meta:generator>
    <dc:date>2025-10-18T09:00:16.70</dc:date>
    <dc:creator>Eric Zhang</dc:creator>
    <meta:document-statistic meta:object-count="24"/>
  </office:meta>
</office:document-meta>
</file>